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toolbar/standardbar.xml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" manifest:full-path="Dialogs/Standard/"/>
  <manifest:file-entry manifest:media-type="" manifest:full-path="Dialogs/"/>
  <manifest:file-entry manifest:media-type="" manifest:full-path="Pictures/"/>
  <manifest:file-entry manifest:media-type="text/xml" manifest:full-path="content.xml"/>
  <manifest:file-entry manifest:media-type="text/xml" manifest:full-path="Basic/Standard/UITes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09-20T15:24:37</meta:creation-date>
    <dc:creator>Christoph Lutz</dc:creator>
    <dc:date>2005-10-31T18:57:09</dc:date>
    <dc:language>de-DE</dc:language>
    <meta:editing-cycles>11</meta:editing-cycles>
    <meta:editing-duration>PT1H24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

<file path=Basic/Standard/UITest.xml><?xml version="1.0" encoding="utf-8"?>
<!DOCTYPE module  PUBLIC '-//OpenOffice.org//DTD OfficeDocument 1.0//EN'  'module.dtd'>
<script:module xmlns:script="http://openoffice.org/2000/script" script:name="UITest" script:language="StarBasic">Sub Main
    createTransientToolbar
End Sub

Sub createTransientToolbar

    sToolBar = "private:resource/toolbar/UITest"
    sMyCommand = "macro://./Standard.UITest.DestroyToolbar()"

    oModel = ThisComponent

    if not isNull( oModel ) then
        oLayoutManager = oModel.getCurrentController().getFrame().LayoutManager()

        ' Check if the toolbar still exists and destroy it
        oToolBar = oLayoutManager.getElement( sToolBar )
        if not isNull( oToolBar ) then
            oLayoutManager.destroyElement( sToolBar )
        endif
       
        ' Create a new toolbar
        oLayoutManager.createElement( sToolBar )
        oLayoutManager.showElement( sToolBar )
        oToolBar = oLayoutManager.getElement( sToolBar )
        oToolBar.Persistent = false
       
        ' Create the toolbar settings
        oModuleCfgMgrSupplier = createUnoService( "com.sun.star.ui.ModuleUIConfigurationManagerSupplier" )
        oModuleCfgMgr = oModuleCfgMgrSupplier.getUIConfigurationManager( "com.sun.star.script.BasicIDE" )
        oToolBarSettings = oModuleCfgMgr.createSettings()

        ' Add the menu item to the settings
        oToolbarItem = CreateToolbarItem( ".uno:NewDoc", "NewDoc" )
        oToolBarSettings.insertByIndex( 0, oToolbarItem )
        oToolbarItem = CreateToolbarItem( sMyCommand, "Destroy" )
        oToolBarSettings.insertByIndex( 1, oToolbarItem )
        oToolbarItem = CreateToolbarItem( "wollmux:senderBox", "myCompo" )
        oToolBarSettings.insertByIndex( 2, oToolbarItem )

        ' Attach settings to toolbar
        oToolBar.setSettings( oToolBarSettings )
    endif
End Sub

Function CreateToolbarItem( Command as String, Label as String ) as Variant
    Dim aToolbarItem(4) as new com.sun.star.beans.PropertyValue

    ' Graphics don't work yet - where is the interface / are the properties?
    aToolbarItem(0).Name = "CommandURL"
    aToolbarItem(0).Value = Command
    aToolbarItem(1).Name = "Type"
    aToolbarItem(1).Value = com.sun.star.form.FormButtonType.PUSH
    aToolbarItem(2).Name = "Label"
    aToolbarItem(2).Value = Label
'    aToolbarItem(3).Name = "Style"
'    aToolbarItem(3).Value = com.sun.star.ui.ItemStyle.ICON or com.sun.star.ui.ItemStyle.AUTO_SIZE or com.sun.star.ui.ItemStyle.DRAW_FLAT
'    aToolbarItem(4).Name = "GraphicURL"
'    aToolbarItem(4).Value = "file:///home/glg/dot.bmp"
'    aToolbarItem(4).Name = "ImageURL"
'    aToolbarItem(4).Value = "file:///home/glg/dot.bmp"

    CreateToolbarItem = aToolbarItem()
End Function

Sub DestroyToolbar
    sToolBar = "private:resource/toolbar/UITest"
    ' Destroy the toolbar
    ThisComponent.getCurrentController().getFrame().LayoutManager().destroyElement( sToolBar )
End Sub 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I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33" dlg:top="62" dlg:width="196" dlg:height="134" dlg:closeable="true" dlg:moveable="true">
  <dlg:bulletinboard>
    <dlg:combobox dlg:id="ComboBox1" dlg:tab-index="0" dlg:left="15" dlg:top="13" dlg:width="69" dlg:height="12" dlg:spin="true"/>
    <dlg:combobox dlg:id="ComboBox2" dlg:tab-index="1" dlg:left="20" dlg:top="50" dlg:width="88" dlg:height="26" dlg:spin="true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